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9166" officeooo:paragraph-rsid="000c9166" style:font-size-asian="14pt" style:font-size-complex="16pt"/>
    </style:style>
    <style:style style:name="P2" style:family="paragraph" style:parent-style-name="Standard">
      <style:text-properties fo:font-size="13pt" officeooo:rsid="000c9166" officeooo:paragraph-rsid="000c9c28" style:font-size-asian="11.3500003814697pt" style:font-size-complex="13pt"/>
    </style:style>
    <style:style style:name="P3" style:family="paragraph" style:parent-style-name="Standard">
      <style:text-properties fo:font-size="13pt" officeooo:rsid="000c9166" officeooo:paragraph-rsid="000f03e9" style:font-size-asian="11.3500003814697pt" style:font-size-complex="13pt"/>
    </style:style>
    <style:style style:name="P4" style:family="paragraph" style:parent-style-name="Standard">
      <style:text-properties fo:font-size="13pt" officeooo:rsid="000c9166" officeooo:paragraph-rsid="0010045c" style:font-size-asian="11.3500003814697pt" style:font-size-complex="13pt"/>
    </style:style>
    <style:style style:name="P5" style:family="paragraph" style:parent-style-name="Standard">
      <style:text-properties fo:font-size="13pt" officeooo:rsid="000c9166" officeooo:paragraph-rsid="0010fa82" style:font-size-asian="11.3500003814697pt" style:font-size-complex="13pt"/>
    </style:style>
    <style:style style:name="P6" style:family="paragraph" style:parent-style-name="Standard">
      <style:text-properties fo:font-size="13pt" officeooo:rsid="0010fa82" officeooo:paragraph-rsid="0010fa82" style:font-size-asian="11.3500003814697pt" style:font-size-complex="13pt"/>
    </style:style>
    <style:style style:name="P7" style:family="paragraph" style:parent-style-name="Standard">
      <style:text-properties fo:font-size="13pt" officeooo:rsid="0010fa82" officeooo:paragraph-rsid="00112be2" style:font-size-asian="11.3500003814697pt" style:font-size-complex="13pt"/>
    </style:style>
    <style:style style:name="P8" style:family="paragraph" style:parent-style-name="Standard">
      <style:text-properties fo:font-size="13pt" officeooo:rsid="0010fa82" officeooo:paragraph-rsid="001317cb" style:font-size-asian="11.3500003814697pt" style:font-size-complex="13pt"/>
    </style:style>
    <style:style style:name="P9" style:family="paragraph" style:parent-style-name="Standard">
      <style:text-properties fo:font-size="13pt" officeooo:rsid="001317cb" officeooo:paragraph-rsid="001317cb" style:font-size-asian="11.3500003814697pt" style:font-size-complex="13pt"/>
    </style:style>
    <style:style style:name="P10" style:family="paragraph" style:parent-style-name="Standard">
      <style:text-properties fo:font-size="13pt" officeooo:rsid="001317cb" officeooo:paragraph-rsid="00135aa6" style:font-size-asian="11.3500003814697pt" style:font-size-complex="13pt"/>
    </style:style>
    <style:style style:name="P11" style:family="paragraph" style:parent-style-name="Standard">
      <style:text-properties fo:font-size="13pt" officeooo:rsid="001317cb" officeooo:paragraph-rsid="0016c1a5" style:font-size-asian="11.3500003814697pt" style:font-size-complex="13pt"/>
    </style:style>
    <style:style style:name="T1" style:family="text">
      <style:text-properties officeooo:rsid="000c9c28"/>
    </style:style>
    <style:style style:name="T2" style:family="text">
      <style:text-properties officeooo:rsid="000e2772"/>
    </style:style>
    <style:style style:name="T3" style:family="text">
      <style:text-properties officeooo:rsid="000f03e9"/>
    </style:style>
    <style:style style:name="T4" style:family="text">
      <style:text-properties officeooo:rsid="0010045c"/>
    </style:style>
    <style:style style:name="T5" style:family="text">
      <style:text-properties officeooo:rsid="00112be2"/>
    </style:style>
    <style:style style:name="T6" style:family="text">
      <style:text-properties officeooo:rsid="00135aa6"/>
    </style:style>
    <style:style style:name="T7" style:family="text">
      <style:text-properties officeooo:rsid="0016c1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Βαγγέλης Τζιρώνης <text:s text:c="4"/>Α.Μ <text:s/>1115201400199</text:p>
      <text:p text:style-name="P1"/>
      <text:p text:style-name="P1"/>
      <text:p text:style-name="P2"><text:tab/>Αρχικά, για την υλοποίηση συναρτήσεων των σημαφόρων και την κατανόηση τους, βοήθησαν αρκετά οι σημειώσεις του μαθήματος, καθώς και το υλικό του φροντιστηρίου της άσκησης. <text:span text:style-name="T1">Επίσης, για την καταγραφή του χρόνου χρησιμοποίησα τη συνάρτηση gettimeofday, όπου βρήκα στην σελίδα //https://stackoverflow.com/questions/13156031/measuring-time-in-c.</text:span></text:p>
      <text:p text:style-name="P3"><text:tab/></text:p>
      <text:p text:style-name="P3"><text:span text:style-name="T2"><text:tab/>Στο πρόγραμμα χρησιμοποιώ μια συνάρτηση check για έλεγχο τιμής κάθε φορά που χρειάζεται. <text:s/>Η υλοποίηση επιτυγχάνεται με τέσσερις σημαφόρους.</text:span></text:p>
      <text:p text:style-name="P2"><text:tab/><text:tab/><text:tab/><text:span text:style-name="T2">FS για πρόσβαση feeder</text:span></text:p>
      <text:p text:style-name="P2"><text:tab/><text:tab/><text:tab/><text:span text:style-name="T2">CS για πρόσβαση consumer</text:span></text:p>
      <text:p text:style-name="P2"><text:tab/><text:tab/><text:tab/><text:span text:style-name="T2">CTR για μέτρηση readers(=consumer)</text:span></text:p>
      <text:p text:style-name="P2"><text:tab/><text:tab/><text:tab/><text:span text:style-name="T2">TS αναγκαίο μπλοκάρισμα</text:span></text:p>
      <text:p text:style-name="P3"><text:tab/></text:p>
      <text:p text:style-name="P3"><text:span text:style-name="T3"><text:tab/>Μία μικρή περιγραφή<text:line-break/><text:tab/><text:tab/><text:tab/>Ο feeder γίνεται down, γράφει στη shared memory και κάνει up το CS.</text:span></text:p>
      <text:p text:style-name="P4"><text:span text:style-name="T3"><text:tab/><text:tab/><text:tab/>O consumer διαβάζει ένας-ένας, και ανεβάζει τον CTR(θέλουμε ένας <text:tab/><text:tab/><text:tab/>τη φορά να ανεβάζει τον CTR), μέχρι όλοι να έχουν διαβάσει. Αν όλοι <text:tab/><text:tab/><text:tab/>διαβάσουν, τότε πάλι ένας-ένας περνάει το “εμπόδιο” TS(αν δεν <text:tab/><text:tab/><text:tab/><text:tab/>υπήρχε μπορεί κάποιος reader να διάβαζε δεύτερη φορά, ενώ, κάποιος <text:tab/><text:tab/><text:tab/>άλλος καμία). Έπειτα, ο καθένας ανεβάζει το feeder, και περιμένει <text:tab/><text:tab/><text:tab/><text:tab/>signal από εκείνον.</text:span></text:p>
      <text:p text:style-name="P4"/>
      <text:p text:style-name="P4"><text:span text:style-name="T4"><text:tab/>Μερικές δοκιμές</text:span></text:p>
      <text:p text:style-name="P5"><text:span text:style-name="T4"><text:tab/><text:tab/><text:tab/>N=10, M=100 <text:s text:c="2"/>I am 2717 and my running average is: 0.010000 </text:span></text:p>
      <text:p text:style-name="P6"><text:tab/><text:tab/><text:tab/><text:tab/><text:tab/><text:tab/>I am 2715 and my running average is: 0.010000 </text:p>
      <text:p text:style-name="P6"><text:tab/><text:tab/><text:tab/><text:tab/><text:tab/><text:tab/>I am 2714 and my running average is: 0.010000 </text:p>
      <text:p text:style-name="P6"><text:tab/><text:tab/><text:tab/><text:tab/><text:tab/><text:tab/>I am 2713 and my running average is: 0.010000 </text:p>
      <text:p text:style-name="P6"><text:tab/><text:tab/><text:tab/><text:tab/><text:tab/><text:tab/>I am 2719 and my running average is: 0.010000 </text:p>
      <text:p text:style-name="P6"><text:tab/><text:tab/><text:tab/><text:tab/><text:tab/><text:tab/>I am 2718 and my running average is: 0.010000 </text:p>
      <text:p text:style-name="P6"><text:tab/><text:tab/><text:tab/><text:tab/><text:tab/><text:tab/>I am 2721 and my running average is: 0.010000 </text:p>
      <text:p text:style-name="P6"><text:tab/><text:tab/><text:tab/><text:tab/><text:tab/><text:tab/>I am 2720 and my running average is: 0.010000 </text:p>
      <text:p text:style-name="P6"><text:tab/><text:tab/><text:tab/><text:tab/><text:tab/><text:tab/>I am 2722 and my running average is: 0.010000 </text:p>
      <text:p text:style-name="P7"><text:tab/><text:tab/><text:tab/><text:tab/><text:tab/><text:tab/>I am 2716 and my running average is: 0.010000</text:p>
      <text:p text:style-name="P7"><text:tab/><text:tab/></text:p>
      <text:p text:style-name="P8"><text:tab/><text:tab/><text:tab/><text:span text:style-name="T5">N=10, M=1000 <text:s/>I am 2740 and my running average is: 0.013000 </text:span></text:p>
      <text:p text:style-name="P9"><text:tab/><text:tab/><text:tab/><text:tab/><text:tab/><text:tab/>I am 2736 and my running average is: 0.013000 </text:p>
      <text:p text:style-name="P9"><text:tab/><text:tab/><text:tab/><text:tab/><text:tab/><text:tab/>I am 2739 and my running average is: 0.011000 </text:p>
      <text:p text:style-name="P9"><text:tab/><text:tab/><text:tab/><text:tab/><text:tab/><text:tab/>I am 2735 and my running average is: 0.013000 </text:p>
      <text:p text:style-name="P9"><text:tab/><text:tab/><text:tab/><text:tab/><text:tab/><text:tab/>I am 2734 and my running average is: 0.012000 </text:p>
      <text:p text:style-name="P9"><text:tab/><text:tab/><text:tab/><text:tab/><text:tab/><text:tab/>I am 2743 and my running average is: 0.017000 </text:p>
      <text:p text:style-name="P9"><text:tab/><text:tab/><text:tab/><text:tab/><text:tab/><text:tab/>I am 2738 and my running average is: 0.014000 </text:p>
      <text:p text:style-name="P9"><text:tab/><text:tab/><text:tab/><text:tab/><text:tab/><text:tab/>I am 2737 and my running average is: 0.015000 </text:p>
      <text:p text:style-name="P9"><text:tab/><text:tab/><text:tab/><text:tab/><text:tab/><text:tab/>I am 2741 and my running average is: 0.016000 </text:p>
      <text:p text:style-name="P10"><text:tab/><text:tab/><text:tab/><text:tab/><text:tab/><text:tab/>I am 2742 and my running average is: 0.015000</text:p>
      <text:p text:style-name="P10"/>
      <text:p text:style-name="P11"><text:soft-page-break/><text:tab/><text:tab/><text:tab/><text:span text:style-name="T6">N=67, M=10000 <text:s/>I am 2917 and my running average is: 0.044300 </text:span></text:p>
      <text:p text:style-name="P11"><text:span text:style-name="T7">I am 2924 and my running average is: 0.040800 </text:span></text:p>
      <text:p text:style-name="P11"><text:span text:style-name="T7">I am 2914 and my running average is: 0.047900 </text:span></text:p>
      <text:p text:style-name="P11"><text:span text:style-name="T7">I am 2947 and my running average is: 0.042700 </text:span></text:p>
      <text:p text:style-name="P11"><text:span text:style-name="T7">I am 2960 and my running average is: 0.043700 </text:span></text:p>
      <text:p text:style-name="P11"><text:span text:style-name="T7">I am 2913 and my running average is: 0.046000 </text:span></text:p>
      <text:p text:style-name="P11"><text:span text:style-name="T7">I am 2969 and my running average is: 0.045300 </text:span></text:p>
      <text:p text:style-name="P11"><text:span text:style-name="T7">I am 2919 and my running average is: 0.043600 </text:span></text:p>
      <text:p text:style-name="P11"><text:span text:style-name="T7">I am 2928 and my running average is: 0.050800 </text:span></text:p>
      <text:p text:style-name="P11"><text:span text:style-name="T7">I am 2942 and my running average is: 0.047300 </text:span></text:p>
      <text:p text:style-name="P11"><text:span text:style-name="T7">I am 2941 and my running average is: 0.042800 </text:span></text:p>
      <text:p text:style-name="P11"><text:span text:style-name="T7">I am 2905 and my running average is: 0.044900 </text:span></text:p>
      <text:p text:style-name="P11"><text:span text:style-name="T7">I am 2958 and my running average is: 0.042700 </text:span></text:p>
      <text:p text:style-name="P11"><text:span text:style-name="T7">I am 2944 and my running average is: 0.045500 </text:span></text:p>
      <text:p text:style-name="P11"><text:span text:style-name="T7">I am 2911 and my running average is: 0.050800 </text:span></text:p>
      <text:p text:style-name="P11"><text:span text:style-name="T7">I am 2945 and my running average is: 0.049700 </text:span></text:p>
      <text:p text:style-name="P11"><text:span text:style-name="T7">I am 2952 and my running average is: 0.045000 </text:span></text:p>
      <text:p text:style-name="P11"><text:span text:style-name="T7">I am 2916 and my running average is: 0.045400 </text:span></text:p>
      <text:p text:style-name="P11"><text:span text:style-name="T7">I am 2939 and my running average is: 0.045600 </text:span></text:p>
      <text:p text:style-name="P11"><text:span text:style-name="T7">I am 2940 and my running average is: 0.045200 </text:span></text:p>
      <text:p text:style-name="P11"><text:span text:style-name="T7">I am 2930 and my running average is: 0.048200 </text:span></text:p>
      <text:p text:style-name="P11"><text:span text:style-name="T7">I am 2938 and my running average is: 0.043600 </text:span></text:p>
      <text:p text:style-name="P11"><text:span text:style-name="T7">I am 2953 and my running average is: 0.043100 </text:span></text:p>
      <text:p text:style-name="P11"><text:span text:style-name="T7">I am 2964 and my running average is: 0.043100 </text:span></text:p>
      <text:p text:style-name="P11"><text:span text:style-name="T7">I am 2923 and my running average is: 0.042200 </text:span></text:p>
      <text:p text:style-name="P11"><text:span text:style-name="T7">I am 2962 and my running average is: 0.047900 </text:span></text:p>
      <text:p text:style-name="P11"><text:span text:style-name="T7">I am 2910 and my running average is: 0.046500 </text:span></text:p>
      <text:p text:style-name="P11"><text:span text:style-name="T7">I am 2912 and my running average is: 0.043000 </text:span></text:p>
      <text:p text:style-name="P11"><text:span text:style-name="T7">I am 2918 and my running average is: 0.041400 </text:span></text:p>
      <text:p text:style-name="P11"><text:span text:style-name="T7">I am 2920 and my running average is: 0.048600 </text:span></text:p>
      <text:p text:style-name="P11"><text:span text:style-name="T7">I am 2943 and my running average is: 0.045500 </text:span></text:p>
      <text:p text:style-name="P11"><text:span text:style-name="T7">I am 2936 and my running average is: 0.046500 </text:span></text:p>
      <text:p text:style-name="P11"><text:span text:style-name="T7">I am 2931 and my running average is: 0.046000 </text:span></text:p>
      <text:p text:style-name="P11"><text:span text:style-name="T7">I am 2955 and my running average is: 0.046400 </text:span></text:p>
      <text:p text:style-name="P11"><text:span text:style-name="T7">I am 2937 and my running average is: 0.046800 </text:span></text:p>
      <text:p text:style-name="P11"><text:span text:style-name="T7">I am 2906 and my running average is: 0.046300 </text:span></text:p>
      <text:p text:style-name="P11"><text:span text:style-name="T7">I am 2963 and my running average is: 0.044000 </text:span></text:p>
      <text:p text:style-name="P11"><text:span text:style-name="T7">I am 2950 and my running average is: 0.045800 </text:span></text:p>
      <text:p text:style-name="P11"><text:span text:style-name="T7">I am 2933 and my running average is: 0.044200 </text:span></text:p>
      <text:p text:style-name="P11"><text:span text:style-name="T7">I am 2959 and my running average is: 0.044000 </text:span></text:p>
      <text:p text:style-name="P11"><text:span text:style-name="T7">I am 2965 and my running average is: 0.041900 </text:span></text:p>
      <text:p text:style-name="P11"><text:span text:style-name="T7">I am 2956 and my running average is: 0.044400 </text:span></text:p>
      <text:p text:style-name="P11"><text:span text:style-name="T7">I am 2925 and my running average is: 0.049600 </text:span></text:p>
      <text:p text:style-name="P11"><text:span text:style-name="T7">I am 2932 and my running average is: 0.043900 </text:span></text:p>
      <text:p text:style-name="P11"><text:span text:style-name="T7">I am 2915 and my running average is: 0.042800 </text:span></text:p>
      <text:p text:style-name="P11"><text:span text:style-name="T7">I am 2961 and my running average is: 0.043100 </text:span></text:p>
      <text:p text:style-name="P11"><text:span text:style-name="T7">I am 2954 and my running average is: 0.047800 </text:span></text:p>
      <text:p text:style-name="P11"><text:span text:style-name="T7">I am 2934 and my running average is: 0.047100 </text:span></text:p>
      <text:p text:style-name="P11"><text:soft-page-break/><text:span text:style-name="T7">I am 2957 and my running average is: 0.042800 </text:span></text:p>
      <text:p text:style-name="P11"><text:span text:style-name="T7">I am 2949 and my running average is: 0.045900 </text:span></text:p>
      <text:p text:style-name="P11"><text:span text:style-name="T7">I am 2926 and my running average is: 0.043900 </text:span></text:p>
      <text:p text:style-name="P11"><text:span text:style-name="T7">I am 2908 and my running average is: 0.045300 </text:span></text:p>
      <text:p text:style-name="P11"><text:span text:style-name="T7">I am 2970 and my running average is: 0.042900 </text:span></text:p>
      <text:p text:style-name="P11"><text:span text:style-name="T7">I am 2909 and my running average is: 0.043400 </text:span></text:p>
      <text:p text:style-name="P11"><text:span text:style-name="T7">I am 2921 and my running average is: 0.044700 </text:span></text:p>
      <text:p text:style-name="P11"><text:span text:style-name="T7">I am 2948 and my running average is: 0.045300 </text:span></text:p>
      <text:p text:style-name="P11"><text:span text:style-name="T7">I am 2927 and my running average is: 0.048300 </text:span></text:p>
      <text:p text:style-name="P11"><text:span text:style-name="T7">I am 2904 and my running average is: 0.040700 </text:span></text:p>
      <text:p text:style-name="P11"><text:span text:style-name="T7">I am 2907 and my running average is: 0.044300 </text:span></text:p>
      <text:p text:style-name="P11"><text:span text:style-name="T7">I am 2968 and my running average is: 0.041500 </text:span></text:p>
      <text:p text:style-name="P11"><text:span text:style-name="T7">I am 2967 and my running average is: 0.047300 </text:span></text:p>
      <text:p text:style-name="P11"><text:span text:style-name="T7">I am 2929 and my running average is: 0.042900 </text:span></text:p>
      <text:p text:style-name="P11"><text:span text:style-name="T7">I am 2935 and my running average is: 0.043800 </text:span></text:p>
      <text:p text:style-name="P11"><text:span text:style-name="T7">I am 2922 and my running average is: 0.048400 </text:span></text:p>
      <text:p text:style-name="P11"><text:span text:style-name="T7">I am 2951 and my running average is: 0.044800 </text:span></text:p>
      <text:p text:style-name="P11"><text:span text:style-name="T7">I am 2966 and my running average is: 0.054200 </text:span></text:p>
      <text:p text:style-name="P11"><text:span text:style-name="T7">I am 2946 and my running average is: 0.046600 <text:s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7:56:49.590507234</meta:creation-date>
    <dc:date>2017-12-07T19:00:24.727568513</dc:date>
    <meta:editing-duration>PT31M49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100" meta:word-count="939" meta:character-count="5275" meta:non-whitespace-character-count="4176"/>
  </office:meta>
</office:document-meta>
</file>